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left="0.5in" fo:text-indent="-0.25in">
        <style:tab-stops/>
      </style:paragraph-properties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ListParagraph" style:list-style-name="LFO1" style:family="paragraph">
      <style:text-properties fo:language="en" fo:country="US"/>
    </style:style>
    <style:style style:name="P5" style:parent-style-name="ListParagraph" style:list-style-name="LFO1" style:family="paragraph">
      <style:text-properties fo:language="en" fo:country="US"/>
    </style:style>
    <style:style style:name="P6" style:parent-style-name="ListParagraph" style:list-style-name="LFO1" style:family="paragraph">
      <style:text-properties fo:language="en" fo:country="US"/>
    </style:style>
    <style:style style:name="P7" style:parent-style-name="ListParagraph" style:list-style-name="LFO1" style:family="paragraph">
      <style:text-properties fo:language="en" fo:country="US"/>
    </style:style>
    <style:style style:name="P8" style:parent-style-name="ListParagraph" style:list-style-name="LFO1" style:family="paragraph">
      <style:text-properties fo:language="en" fo:country="US"/>
    </style:style>
    <style:style style:name="P9" style:parent-style-name="ListParagraph" style:list-style-name="LFO1" style:family="paragraph">
      <style:text-properties fo:language="en" fo:country="US"/>
    </style:style>
    <style:style style:name="P10" style:parent-style-name="ListParagraph" style:list-style-name="LFO1" style:family="paragraph">
      <style:text-properties fo:language="en" fo:country="US"/>
    </style:style>
    <style:style style:name="P11" style:parent-style-name="ListParagraph" style:list-style-name="LFO1" style:family="paragraph">
      <style:text-properties fo:language="en" fo:country="US"/>
    </style:style>
    <style:style style:name="P12" style:parent-style-name="ListParagraph" style:list-style-name="LFO1" style:family="paragraph">
      <style:text-properties fo:language="en" fo:country="US"/>
    </style:style>
    <style:style style:name="P13" style:parent-style-name="ListParagraph" style:list-style-name="LFO1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P23" style:parent-style-name="Normal" style:family="paragraph">
      <style:text-properties fo:language="fr" fo:country="FR"/>
    </style:style>
    <style:style style:name="P24" style:parent-style-name="Normal" style:family="paragraph">
      <style:text-properties fo:language="fr" fo:country="FR"/>
    </style:style>
    <style:style style:name="P25" style:parent-style-name="Normal" style:family="paragraph">
      <style:text-properties fo:language="fr" fo:country="FR"/>
    </style:style>
    <style:style style:name="T26" style:parent-style-name="DefaultParagraphFont" style:family="text">
      <style:text-properties fo:language="fr" fo:country="FR"/>
    </style:style>
    <style:style style:name="P27" style:parent-style-name="Normal" style:family="paragraph">
      <style:paragraph-properties fo:break-before="page"/>
      <style:text-properties fo:hyphenate="true"/>
    </style:style>
    <style:style style:name="P28" style:parent-style-name="Normal" style:family="paragraph">
      <style:text-properties fo:language="fr" fo:country="FR"/>
    </style:style>
    <style:style style:name="P29" style:parent-style-name="Normal" style:family="paragraph">
      <style:text-properties fo:language="fr" fo:country="FR"/>
    </style:style>
    <style:style style:name="P30" style:parent-style-name="Normal" style:family="paragraph">
      <style:text-properties fo:language="fr" fo:country="FR"/>
    </style:style>
    <style:style style:name="P31" style:parent-style-name="Normal" style:family="paragraph">
      <style:text-properties fo:language="fr" fo:country="FR"/>
    </style:style>
  </office:automatic-styles>
  <office:body>
    <office:text text:use-soft-page-breaks="true">
      <text:p text:style-name="P1"/>
      <text:p text:style-name="P2">Question 2</text:p>
      <text:p text:style-name="P3">Part a)</text:p>
      <text:list text:style-name="LFO1" text:continue-numbering="true">
        <text:list-item>
          <text:p text:style-name="P4">Function called once</text:p>
        </text:list-item>
        <text:list-item>
          <text:p text:style-name="P5">`</text:p>
        </text:list-item>
        <text:list-item>
          <text:p text:style-name="P6">Local variable n assigned to input argument once</text:p>
        </text:list-item>
        <text:list-item>
          <text:p text:style-name="P7">Initialise result once</text:p>
        </text:list-item>
        <text:list-item>
          <text:p text:style-name="P8">Initialise i once</text:p>
        </text:list-item>
        <text:list-item>
          <text:p text:style-name="P9">Compare i against n n+1 times</text:p>
        </text:list-item>
        <text:list-item>
          <text:p text:style-name="P10">Increment i n times</text:p>
        </text:list-item>
        <text:list-item>
          <text:p text:style-name="P11">Perform operation X n times</text:p>
        </text:list-item>
        <text:list-item>
          <text:p text:style-name="P12">Assign result n times</text:p>
        </text:list-item>
        <text:list-item>
          <text:p text:style-name="P13">Return result 1 time<text:s/></text:p>
        </text:list-item>
      </text:list>
      <text:p text:style-name="P14"/>
      <text:p text:style-name="P15">T(n) = 1 + 1 + 1 + 1 + 1 + n+1 + n + nX +<text:s/>n +<text:s/>1</text:p>
      <text:p text:style-name="P16">T(n) = nX +<text:s/>3n + 7</text:p>
      <text:p text:style-name="P17"/>
      <text:p text:style-name="P18">Part b)</text:p>
      <text:p text:style-name="P19">Results:</text:p>
      <text:p text:style-name="P20"/>
      <text:p text:style-name="P21"/>
      <text:p text:style-name="P22">T(100): 9.051501E-6 seconds</text:p>
      <text:p text:style-name="P23">T(1000): 4.3421222E-4 seconds</text:p>
      <text:p text:style-name="P24">T(10000): 0.0348994561 seconds</text:p>
      <text:p text:style-name="P25"/>
      <text:p text:style-name="Normal">The algorithm is O(n^2) due to<text:s/>the nature of strings being immutable.</text:p>
      <text:p text:style-name="Normal">We can best demonstrate this using T(100), T(1000) and T(10000). If the algorithm is O(n) then we should expect a 1:10 runtime ratio between each subsequent runtime, for O(n^2) we expect 1:100 and O(n^3) we expect 1:1000.</text:p>
      <text:p text:style-name="Normal"><text:span text:style-name="T26">T(100):T(1000) is aprox 1:50 and T(1000) :T(10000) is aprox 1:80.<text:s/></text:span>Both of these measurements are in the same order of magnitude as expected for O(n^2) and we can conclude the algorithm is O(n^2) – the slight differences will be based on the linear and<text:s/>constant parts of the equation.</text:p>
      <text:p text:style-name="P27"/>
      <text:p text:style-name="P28">Part C)</text:p>
      <text:p text:style-name="P29"/>
      <text:p text:style-name="P30">T(100): 2.019324E-6 seconds</text:p>
      <text:p text:style-name="P31">T(1000): 1.623322E-5 seconds</text:p>
      <text:p text:style-name="Normal">T(10000): 1.699821E-4 seconds</text:p>
      <text:p text:style-name="Normal"/>
      <text:p text:style-name="Normal">The algorithm is O(n) due to the nature of stringbuffer being able to append a string in O(k) time where k is the length of<text:s/>the string to be appended.</text:p>
      <text:p text:style-name="Normal">We can best demonstrate this using T(100), T(1000) and T(10000). If the algorithm is O(log(n)) then we should expect a 1:2 runtime ratio between each subsequent runtime, for O(n) we expect 1:10 and O(n^2) we expect 1:100.</text:p>
      <text:p text:style-name="Normal">Ratio of T(100):T(1000) is aprox 8 and T(1000):T(10000) is aprox 10. Both are in the order of magnitude expected from an O(n) algorithm and we can conclude the algorithm is O(n)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thur Baker</meta:initial-creator>
    <dc:creator>Arthur Baker</dc:creator>
    <meta:creation-date>2019-10-07T14:13:00Z</meta:creation-date>
    <dc:date>2019-10-19T19:19:00Z</dc:date>
    <meta:print-date>2019-10-18T11:26:00Z</meta:print-date>
    <meta:template xlink:href="Normal" xlink:type="simple"/>
    <meta:editing-cycles>11</meta:editing-cycles>
    <meta:editing-duration>PT0S</meta:editing-duration>
    <meta:document-statistic meta:page-count="2" meta:paragraph-count="3" meta:word-count="248" meta:character-count="1659" meta:row-count="11" meta:non-whitespace-character-count="1414"/>
  </office:meta>
</office:document-meta>
</file>